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715cm" svg:height="1.27cm" svg:x="7.62cm" svg:y="4.445cm">
          <text:p text:style-name="P1">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1.905cm" svg:x="7.62cm" svg:y="7.62cm">
          <text:p text:style-name="P1">C++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335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905cm" svg:x="7.62cm" svg:y="5.715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33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99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iao Lin</meta:initial-creator>
    <meta:creation-date>2011-01-03T12:02:47</meta:creation-date>
    <meta:editing-duration>PT00H03M36S</meta:editing-duration>
    <meta:editing-cycles>2</meta:editing-cycles>
    <dc:date>2011-01-03T16:46:31</dc:date>
    <dc:creator>Jiao Lin</dc:creator>
    <meta:generator>OpenOffice.org/3.2$Linux OpenOffice.org_project/320m12$Build-9483</meta:generator>
    <meta:document-statistic meta:object-count="30"/>
  </office:meta>
</office:document-meta>
</file>